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pd1" style:data-style-name="N4"/>
    <style:style style:name="ce2" style:family="table-cell" style:parent-style-name="Default" style:data-style-name="N4"/>
    <style:style style:name="ce4" style:family="table-cell" style:parent-style-name="pd1" style:data-style-name="N37"/>
    <style:style style:name="ce7" style:family="table-cell" style:parent-style-name="pd1" style:data-style-name="N4"/>
    <style:style style:name="ce8" style:family="table-cell" style:parent-style-name="pd1" style:data-style-name="N37"/>
    <style:style style:name="ce9" style:family="table-cell" style:parent-style-name="Default" style:data-style-name="N4"/>
  </office:automatic-styles>
  <office:body>
    <office:spreadsheet>
      <table:table table:name="rus_imp" table:style-name="ta1">
        <table:table-column table:style-name="co1" table:default-cell-style-name="ce7"/>
        <table:table-column table:style-name="co1" table:number-columns-repeated="7" table:default-cell-style-name="ce9"/>
        <table:table-row table:style-name="ro1">
          <table:table-cell office:value-type="string" calcext:value-type="string">
            <text:p>Grupo de Mercadoria</text:p>
          </table:table-cell>
          <table:table-cell table:style-name="ce8" office:value-type="date" office:date-value="2018-01-01" calcext:value-type="date">
            <text:p>01/01/18</text:p>
          </table:table-cell>
          <table:table-cell table:style-name="ce8" office:value-type="date" office:date-value="2019-01-01" calcext:value-type="date">
            <text:p>01/01/19</text:p>
          </table:table-cell>
          <table:table-cell table:style-name="ce8" office:value-type="date" office:date-value="2020-01-01" calcext:value-type="date">
            <text:p>01/01/20</text:p>
          </table:table-cell>
          <table:table-cell table:style-name="ce8" office:value-type="date" office:date-value="2021-01-01" calcext:value-type="date">
            <text:p>01/01/21</text:p>
          </table:table-cell>
          <table:table-cell table:style-name="ce8" office:value-type="date" office:date-value="2022-01-01" calcext:value-type="date">
            <text:p>01/01/22</text:p>
          </table:table-cell>
          <table:table-cell table:style-name="ce8" office:value-type="date" office:date-value="2023-01-01" calcext:value-type="date">
            <text:p>01/01/23</text:p>
          </table:table-cell>
          <table:table-cell table:style-name="ce7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153847.957" calcext:value-type="float">
            <text:p>1.153.847,96</text:p>
          </table:table-cell>
          <table:table-cell office:value-type="float" office:value="1352425.502" calcext:value-type="float">
            <text:p>1.352.425,50</text:p>
          </table:table-cell>
          <table:table-cell office:value-type="float" office:value="1275542.294" calcext:value-type="float">
            <text:p>1.275.542,29</text:p>
          </table:table-cell>
          <table:table-cell office:value-type="float" office:value="1902811.303" calcext:value-type="float">
            <text:p>1.902.811,30</text:p>
          </table:table-cell>
          <table:table-cell office:value-type="float" office:value="2106516.979" calcext:value-type="float">
            <text:p>2.106.516,98</text:p>
          </table:table-cell>
          <table:table-cell office:value-type="float" office:value="4497125.748" calcext:value-type="float">
            <text:p>4.497.125,75</text:p>
          </table:table-cell>
          <table:table-cell office:value-type="float" office:value="12288269.783" calcext:value-type="float">
            <text:p>12.288.269,78</text:p>
          </table:table-cell>
        </table:table-row>
        <table:table-row table:style-name="ro1">
          <table:table-cell office:value-type="string" calcext:value-type="string">
            <text:p>Adubos (fertilizantes)</text:p>
          </table:table-cell>
          <table:table-cell office:value-type="float" office:value="581115.575" calcext:value-type="float">
            <text:p>581.115,58</text:p>
          </table:table-cell>
          <table:table-cell office:value-type="float" office:value="925952.005" calcext:value-type="float">
            <text:p>925.952,01</text:p>
          </table:table-cell>
          <table:table-cell office:value-type="float" office:value="976613.414" calcext:value-type="float">
            <text:p>976.613,41</text:p>
          </table:table-cell>
          <table:table-cell office:value-type="float" office:value="1464507.053" calcext:value-type="float">
            <text:p>1.464.507,05</text:p>
          </table:table-cell>
          <table:table-cell office:value-type="float" office:value="1551969.341" calcext:value-type="float">
            <text:p>1.551.969,34</text:p>
          </table:table-cell>
          <table:table-cell office:value-type="float" office:value="2485139.214" calcext:value-type="float">
            <text:p>2.485.139,21</text:p>
          </table:table-cell>
          <table:table-cell office:value-type="float" office:value="7985296.602" calcext:value-type="float">
            <text:p>7.985.296,60</text:p>
          </table:table-cell>
        </table:table-row>
        <table:table-row table:style-name="ro1">
          <table:table-cell office:value-type="string" calcext:value-type="string">
            <text:p>Combustíveis minerais, óleos minerais e produtos da sua destilação; matérias betuminosas; ceras minerais</text:p>
          </table:table-cell>
          <table:table-cell office:value-type="float" office:value="414.15" calcext:value-type="float">
            <text:p>414,15</text:p>
          </table:table-cell>
          <table:table-cell office:value-type="float" office:value="2268.92" calcext:value-type="float">
            <text:p>2.268,92</text:p>
          </table:table-cell>
          <table:table-cell office:value-type="float" office:value="6618.07" calcext:value-type="float">
            <text:p>6.618,07</text:p>
          </table:table-cell>
          <table:table-cell office:value-type="float" office:value="51150.997" calcext:value-type="float">
            <text:p>51.151,00</text:p>
          </table:table-cell>
          <table:table-cell office:value-type="float" office:value="212721.712" calcext:value-type="float">
            <text:p>212.721,71</text:p>
          </table:table-cell>
          <table:table-cell office:value-type="float" office:value="1680908.192" calcext:value-type="float">
            <text:p>1.680.908,19</text:p>
          </table:table-cell>
          <table:table-cell office:value-type="float" office:value="1954082.041" calcext:value-type="float">
            <text:p>1.954.082,04</text:p>
          </table:table-cell>
        </table:table-row>
        <table:table-row table:style-name="ro1">
          <table:table-cell office:value-type="string" calcext:value-type="string">
            <text:p>Sal; enxofre; terras e pedras; gesso, cal e cimento</text:p>
          </table:table-cell>
          <table:table-cell office:value-type="float" office:value="520898.152" calcext:value-type="float">
            <text:p>520.898,15</text:p>
          </table:table-cell>
          <table:table-cell office:value-type="float" office:value="346197.977" calcext:value-type="float">
            <text:p>346.197,98</text:p>
          </table:table-cell>
          <table:table-cell office:value-type="float" office:value="224689.77" calcext:value-type="float">
            <text:p>224.689,77</text:p>
          </table:table-cell>
          <table:table-cell office:value-type="float" office:value="297221.585" calcext:value-type="float">
            <text:p>297.221,59</text:p>
          </table:table-cell>
          <table:table-cell office:value-type="float" office:value="311681.946" calcext:value-type="float">
            <text:p>311.681,95</text:p>
          </table:table-cell>
          <table:table-cell office:value-type="float" office:value="230864.533" calcext:value-type="float">
            <text:p>230.864,53</text:p>
          </table:table-cell>
          <table:table-cell office:value-type="float" office:value="1931553.963" calcext:value-type="float">
            <text:p>1.931.553,96</text:p>
          </table:table-cell>
        </table:table-row>
        <table:table-row table:style-name="ro1">
          <table:table-cell office:value-type="string" calcext:value-type="string">
            <text:p>Borracha e suas obras</text:p>
          </table:table-cell>
          <table:table-cell office:value-type="float" office:value="24529.57" calcext:value-type="float">
            <text:p>24.529,57</text:p>
          </table:table-cell>
          <table:table-cell office:value-type="float" office:value="24974.13" calcext:value-type="float">
            <text:p>24.974,13</text:p>
          </table:table-cell>
          <table:table-cell office:value-type="float" office:value="19436.25" calcext:value-type="float">
            <text:p>19.436,25</text:p>
          </table:table-cell>
          <table:table-cell office:value-type="float" office:value="28768.24" calcext:value-type="float">
            <text:p>28.768,24</text:p>
          </table:table-cell>
          <table:table-cell office:value-type="float" office:value="9588.41" calcext:value-type="float">
            <text:p>9.588,41</text:p>
          </table:table-cell>
          <table:table-cell office:value-type="float" office:value="0" calcext:value-type="float">
            <text:p>0,00</text:p>
          </table:table-cell>
          <table:table-cell office:value-type="float" office:value="107296.6" calcext:value-type="float">
            <text:p>107.296,60</text:p>
          </table:table-cell>
        </table:table-row>
        <table:table-row table:style-name="ro1">
          <table:table-cell office:value-type="string" calcext:value-type="string">
            <text:p>Cereais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2" office:value-type="float" office:value="71548.663" calcext:value-type="float">
            <text:p>71.548,66</text:p>
          </table:table-cell>
        </table:table-row>
        <table:table-row table:style-name="ro1">
          <table:table-cell office:value-type="string" calcext:value-type="string">
            <text:p>Produtos químicos inorgânicos; compostos inorgânicos ou orgânicos de metais preciosos, de elementos radioativos, de metais das terras raras ou de isótopos</text:p>
          </table:table-cell>
          <table:table-cell office:value-type="float" office:value="7234.55" calcext:value-type="float">
            <text:p>7.234,55</text:p>
          </table:table-cell>
          <table:table-cell office:value-type="float" office:value="7594.5" calcext:value-type="float">
            <text:p>7.594,50</text:p>
          </table:table-cell>
          <table:table-cell office:value-type="float" office:value="10285.46" calcext:value-type="float">
            <text:p>10.285,46</text:p>
          </table:table-cell>
          <table:table-cell office:value-type="float" office:value="12294.23" calcext:value-type="float">
            <text:p>12.294,23</text:p>
          </table:table-cell>
          <table:table-cell office:value-type="float" office:value="9152.64" calcext:value-type="float">
            <text:p>9.152,64</text:p>
          </table:table-cell>
          <table:table-cell office:value-type="float" office:value="0" calcext:value-type="float">
            <text:p>0,00</text:p>
          </table:table-cell>
          <table:table-cell office:value-type="float" office:value="46561.38" calcext:value-type="float">
            <text:p>46.561,38</text:p>
          </table:table-cell>
        </table:table-row>
        <table:table-row table:style-name="ro1">
          <table:table-cell office:value-type="string" calcext:value-type="string">
            <text:p>Alumínio e suas obras</text:p>
          </table:table-cell>
          <table:table-cell office:value-type="float" office:value="1641.52" calcext:value-type="float">
            <text:p>1.641,52</text:p>
          </table:table-cell>
          <table:table-cell office:value-type="float" office:value="16748.71" calcext:value-type="float">
            <text:p>16.748,71</text:p>
          </table:table-cell>
          <table:table-cell office:value-type="float" office:value="11370.85" calcext:value-type="float">
            <text:p>11.370,85</text:p>
          </table:table-cell>
          <table:table-cell office:value-type="float" office:value="2140.9" calcext:value-type="float">
            <text:p>2.140,90</text:p>
          </table:table-cell>
          <table:table-cell office:value-type="float" office:value="173.27" calcext:value-type="float">
            <text:p>173,27</text:p>
          </table:table-cell>
          <table:table-cell office:value-type="float" office:value="0" calcext:value-type="float">
            <text:p>0,00</text:p>
          </table:table-cell>
          <table:table-cell office:value-type="float" office:value="32075.25" calcext:value-type="float">
            <text:p>32.075,25</text:p>
          </table:table-cell>
        </table:table-row>
        <table:table-row table:style-name="ro1">
          <table:table-cell office:value-type="string" calcext:value-type="string">
            <text:p>Produtos químicos orgânicos</text:p>
          </table:table-cell>
          <table:table-cell office:value-type="float" office:value="3135.07" calcext:value-type="float">
            <text:p>3.135,07</text:p>
          </table:table-cell>
          <table:table-cell office:value-type="float" office:value="8603.03" calcext:value-type="float">
            <text:p>8.603,03</text:p>
          </table:table-cell>
          <table:table-cell office:value-type="float" office:value="9683.11" calcext:value-type="float">
            <text:p>9.683,11</text:p>
          </table:table-cell>
          <table:table-cell office:value-type="float" office:value="5672.03" calcext:value-type="float">
            <text:p>5.672,03</text:p>
          </table:table-cell>
          <table:table-cell office:value-type="float" office:value="1954.03" calcext:value-type="float">
            <text:p>1.954,03</text:p>
          </table:table-cell>
          <table:table-cell office:value-type="float" office:value="2918.118" calcext:value-type="float">
            <text:p>2.918,12</text:p>
          </table:table-cell>
          <table:table-cell office:value-type="float" office:value="31965.388" calcext:value-type="float">
            <text:p>31.965,39</text:p>
          </table:table-cell>
        </table:table-row>
        <table:table-row table:style-name="ro1">
          <table:table-cell office:value-type="string" calcext:value-type="string">
            <text:p>Contêineres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2" office:value-type="float" office:value="25747.028" calcext:value-type="float">
            <text:p>25.747,03</text:p>
          </table:table-cell>
        </table:table-row>
        <table:table-row table:style-name="ro1">
          <table:table-cell office:value-type="string" calcext:value-type="string">
            <text:p>Obras de ferro fundido, ferro ou aço</text:p>
          </table:table-cell>
          <table:table-cell office:value-type="float" office:value="2161.05" calcext:value-type="float">
            <text:p>2.161,05</text:p>
          </table:table-cell>
          <table:table-cell office:value-type="float" office:value="4109.61" calcext:value-type="float">
            <text:p>4.109,61</text:p>
          </table:table-cell>
          <table:table-cell office:value-type="float" office:value="3063.53" calcext:value-type="float">
            <text:p>3.063,53</text:p>
          </table:table-cell>
          <table:table-cell office:value-type="float" office:value="13005.058" calcext:value-type="float">
            <text:p>13.005,06</text:p>
          </table:table-cell>
          <table:table-cell office:value-type="float" office:value="977.7" calcext:value-type="float">
            <text:p>977,70</text:p>
          </table:table-cell>
          <table:table-cell office:value-type="float" office:value="0" calcext:value-type="float">
            <text:p>0,00</text:p>
          </table:table-cell>
          <table:table-cell office:value-type="float" office:value="23316.948" calcext:value-type="float">
            <text:p>23.316,95</text:p>
          </table:table-cell>
        </table:table-row>
        <table:table-row table:style-name="ro1">
          <table:table-cell office:value-type="string" calcext:value-type="string">
            <text:p>Plásticos e suas obras</text:p>
          </table:table-cell>
          <table:table-cell office:value-type="float" office:value="1817.01" calcext:value-type="float">
            <text:p>1.817,01</text:p>
          </table:table-cell>
          <table:table-cell office:value-type="float" office:value="2720.44" calcext:value-type="float">
            <text:p>2.720,44</text:p>
          </table:table-cell>
          <table:table-cell office:value-type="float" office:value="2207.85" calcext:value-type="float">
            <text:p>2.207,85</text:p>
          </table:table-cell>
          <table:table-cell office:value-type="float" office:value="10328.2" calcext:value-type="float">
            <text:p>10.328,20</text:p>
          </table:table-cell>
          <table:table-cell office:value-type="float" office:value="901.16" calcext:value-type="float">
            <text:p>901,16</text:p>
          </table:table-cell>
          <table:table-cell office:value-type="float" office:value="0" calcext:value-type="float">
            <text:p>0,00</text:p>
          </table:table-cell>
          <table:table-cell office:value-type="float" office:value="17974.66" calcext:value-type="float">
            <text:p>17.974,66</text:p>
          </table:table-cell>
        </table:table-row>
        <table:table-row table:style-name="ro1">
          <table:table-cell office:value-type="string" calcext:value-type="string">
            <text:p>Papel e cartão; obras de pasta de celulose, de papel ou de cartão</text:p>
          </table:table-cell>
          <table:table-cell office:value-type="float" office:value="2522.52" calcext:value-type="float">
            <text:p>2.522,52</text:p>
          </table:table-cell>
          <table:table-cell office:value-type="float" office:value="5868.2" calcext:value-type="float">
            <text:p>5.868,20</text:p>
          </table:table-cell>
          <table:table-cell office:value-type="float" office:value="2194.52" calcext:value-type="float">
            <text:p>2.194,52</text:p>
          </table:table-cell>
          <table:table-cell office:value-type="float" office:value="1492.98" calcext:value-type="float">
            <text:p>1.492,98</text:p>
          </table:table-cell>
          <table:table-cell office:value-type="float" office:value="93.16" calcext:value-type="float">
            <text:p>93,16</text:p>
          </table:table-cell>
          <table:table-cell office:value-type="float" office:value="0" calcext:value-type="float">
            <text:p>0,00</text:p>
          </table:table-cell>
          <table:table-cell office:value-type="float" office:value="12171.38" calcext:value-type="float">
            <text:p>12.171,38</text:p>
          </table:table-cell>
        </table:table-row>
        <table:table-row table:style-name="ro1">
          <table:table-cell office:value-type="string" calcext:value-type="string">
            <text:p>Ferro fundido, ferro e aço</text:p>
          </table:table-cell>
          <table:table-cell office:value-type="float" office:value="2306" calcext:value-type="float">
            <text:p>2.306,00</text:p>
          </table:table-cell>
          <table:table-cell office:value-type="float" office:value="826.34" calcext:value-type="float">
            <text:p>826,34</text:p>
          </table:table-cell>
          <table:table-cell office:value-type="float" office:value="1414.35" calcext:value-type="float">
            <text:p>1.414,35</text:p>
          </table:table-cell>
          <table:table-cell office:value-type="float" office:value="4272.87" calcext:value-type="float">
            <text:p>4.272,87</text:p>
          </table:table-cell>
          <table:table-cell office:value-type="float" office:value="505.39" calcext:value-type="float">
            <text:p>505,39</text:p>
          </table:table-cell>
          <table:table-cell office:value-type="float" office:value="0" calcext:value-type="float">
            <text:p>0,00</text:p>
          </table:table-cell>
          <table:table-cell office:value-type="float" office:value="9324.95" calcext:value-type="float">
            <text:p>9.324,95</text:p>
          </table:table-cell>
        </table:table-row>
        <table:table-row table:style-name="ro1">
          <table:table-cell office:value-type="string" calcext:value-type="string">
            <text:p>Chumbo e suas obras</text:p>
          </table:table-cell>
          <table:table-cell office:value-type="float" office:value="1937.94" calcext:value-type="float">
            <text:p>1.937,94</text:p>
          </table:table-cell>
          <table:table-cell office:value-type="float" office:value="2076.42" calcext:value-type="float">
            <text:p>2.076,42</text:p>
          </table:table-cell>
          <table:table-cell office:value-type="float" office:value="1623.33" calcext:value-type="float">
            <text:p>1.623,33</text:p>
          </table:table-cell>
          <table:table-cell office:value-type="float" office:value="296.29" calcext:value-type="float">
            <text:p>296,29</text:p>
          </table:table-cell>
          <table:table-cell office:value-type="float" office:value="501.21" calcext:value-type="float">
            <text:p>501,21</text:p>
          </table:table-cell>
          <table:table-cell office:value-type="float" office:value="0" calcext:value-type="float">
            <text:p>0,00</text:p>
          </table:table-cell>
          <table:table-cell office:value-type="float" office:value="6435.19" calcext:value-type="float">
            <text:p>6.435,19</text:p>
          </table:table-cell>
        </table:table-row>
        <table:table-row table:style-name="ro1">
          <table:table-cell office:value-type="string" calcext:value-type="string">
            <text:p>Vidro e suas obras</text:p>
          </table:table-cell>
          <table:table-cell office:value-type="float" office:value="0" calcext:value-type="float">
            <text:p>0,00</text:p>
          </table:table-cell>
          <table:table-cell office:value-type="float" office:value="30.47" calcext:value-type="float">
            <text:p>30,47</text:p>
          </table:table-cell>
          <table:table-cell office:value-type="float" office:value="0" calcext:value-type="float">
            <text:p>0,00</text:p>
          </table:table-cell>
          <table:table-cell office:value-type="float" office:value="3570.53" calcext:value-type="float">
            <text:p>3.570,53</text:p>
          </table:table-cell>
          <table:table-cell office:value-type="float" office:value="1745.93" calcext:value-type="float">
            <text:p>1.745,93</text:p>
          </table:table-cell>
          <table:table-cell office:value-type="float" office:value="0" calcext:value-type="float">
            <text:p>0,00</text:p>
          </table:table-cell>
          <table:table-cell office:value-type="float" office:value="5346.93" calcext:value-type="float">
            <text:p>5.346,93</text:p>
          </table:table-cell>
        </table:table-row>
        <table:table-row table:style-name="ro1">
          <table:table-cell office:value-type="string" calcext:value-type="string">
            <text:p>Máquinas, aparelhos e materiais elétricos, e suas partes; aparelhos de gravação ou de reprodução de som, aparelhos de gravação ou de reprodução de imagens e de som em televisão, e suas partes e acessórios</text:p>
          </table:table-cell>
          <table:table-cell office:value-type="float" office:value="649.04" calcext:value-type="float">
            <text:p>649,04</text:p>
          </table:table-cell>
          <table:table-cell office:value-type="float" office:value="1471.56" calcext:value-type="float">
            <text:p>1.471,56</text:p>
          </table:table-cell>
          <table:table-cell office:value-type="float" office:value="641.97" calcext:value-type="float">
            <text:p>641,97</text:p>
          </table:table-cell>
          <table:table-cell office:value-type="float" office:value="1457.03" calcext:value-type="float">
            <text:p>1.457,03</text:p>
          </table:table-cell>
          <table:table-cell office:value-type="float" office:value="615.75" calcext:value-type="float">
            <text:p>615,75</text:p>
          </table:table-cell>
          <table:table-cell office:value-type="float" office:value="0" calcext:value-type="float">
            <text:p>0,00</text:p>
          </table:table-cell>
          <table:table-cell office:value-type="float" office:value="4835.35" calcext:value-type="float">
            <text:p>4.835,35</text:p>
          </table:table-cell>
        </table:table-row>
        <table:table-row table:style-name="ro1">
          <table:table-cell office:value-type="string" calcext:value-type="string">
            <text:p>Pastas de madeira ou de outras matérias fibrosas celulósicas; papel ou cartão para reciclar (desperdícios e aparas).</text:p>
          </table:table-cell>
          <table:table-cell office:value-type="float" office:value="830.43" calcext:value-type="float">
            <text:p>830,43</text:p>
          </table:table-cell>
          <table:table-cell office:value-type="float" office:value="1469.62" calcext:value-type="float">
            <text:p>1.469,62</text:p>
          </table:table-cell>
          <table:table-cell office:value-type="float" office:value="1464.51" calcext:value-type="float">
            <text:p>1.464,51</text:p>
          </table:table-cell>
          <table:table-cell office:value-type="float" office:value="330.46" calcext:value-type="float">
            <text:p>330,46</text:p>
          </table:table-cell>
          <table:table-cell office:value-type="float" office:value="310.8" calcext:value-type="float">
            <text:p>310,80</text:p>
          </table:table-cell>
          <table:table-cell office:value-type="float" office:value="0" calcext:value-type="float">
            <text:p>0,00</text:p>
          </table:table-cell>
          <table:table-cell office:value-type="float" office:value="4405.82" calcext:value-type="float">
            <text:p>4.405,82</text:p>
          </table:table-cell>
        </table:table-row>
        <table:table-row table:style-name="ro1">
          <table:table-cell office:value-type="string" calcext:value-type="string">
            <text:p>Produtos diversos das indústrias químicas</text:p>
          </table:table-cell>
          <table:table-cell office:value-type="float" office:value="452.5" calcext:value-type="float">
            <text:p>452,50</text:p>
          </table:table-cell>
          <table:table-cell office:value-type="float" office:value="480.32" calcext:value-type="float">
            <text:p>480,32</text:p>
          </table:table-cell>
          <table:table-cell office:value-type="float" office:value="1233.15" calcext:value-type="float">
            <text:p>1.233,15</text:p>
          </table:table-cell>
          <table:table-cell office:value-type="float" office:value="1501.27" calcext:value-type="float">
            <text:p>1.501,27</text:p>
          </table:table-cell>
          <table:table-cell office:value-type="float" office:value="436.54" calcext:value-type="float">
            <text:p>436,54</text:p>
          </table:table-cell>
          <table:table-cell office:value-type="float" office:value="0" calcext:value-type="float">
            <text:p>0,00</text:p>
          </table:table-cell>
          <table:table-cell office:value-type="float" office:value="4103.78" calcext:value-type="float">
            <text:p>4.103,78</text:p>
          </table:table-cell>
        </table:table-row>
        <table:table-row table:style-name="ro1">
          <table:table-cell office:value-type="string" calcext:value-type="string">
            <text:p>Produtos da indústria de moagem; malte; amidos e féculas; inulina; glúten de trigo</text:p>
          </table:table-cell>
          <table:table-cell office:value-type="float" office:value="106.6" calcext:value-type="float">
            <text:p>106,60</text:p>
          </table:table-cell>
          <table:table-cell office:value-type="float" office:value="371.26" calcext:value-type="float">
            <text:p>371,26</text:p>
          </table:table-cell>
          <table:table-cell office:value-type="float" office:value="613.67" calcext:value-type="float">
            <text:p>613,67</text:p>
          </table:table-cell>
          <table:table-cell office:value-type="float" office:value="802.41" calcext:value-type="float">
            <text:p>802,41</text:p>
          </table:table-cell>
          <table:table-cell office:value-type="float" office:value="1076.05" calcext:value-type="float">
            <text:p>1.076,05</text:p>
          </table:table-cell>
          <table:table-cell office:value-type="float" office:value="0" calcext:value-type="float">
            <text:p>0,00</text:p>
          </table:table-cell>
          <table:table-cell office:value-type="float" office:value="2969.99" calcext:value-type="float">
            <text:p>2.969,99</text:p>
          </table:table-cell>
        </table:table-row>
        <table:table-row table:style-name="ro1">
          <table:table-cell office:value-type="string" calcext:value-type="string">
            <text:p>Preparações alimentícias diversas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38.76" calcext:value-type="float">
            <text:p>638,76</text:p>
          </table:table-cell>
          <table:table-cell office:value-type="float" office:value="747.6" calcext:value-type="float">
            <text:p>747,60</text:p>
          </table:table-cell>
          <table:table-cell office:value-type="float" office:value="514.87" calcext:value-type="float">
            <text:p>514,87</text:p>
          </table:table-cell>
          <table:table-cell office:value-type="float" office:value="0" calcext:value-type="float">
            <text:p>0,00</text:p>
          </table:table-cell>
          <table:table-cell office:value-type="float" office:value="1901.23" calcext:value-type="float">
            <text:p>1.901,23</text:p>
          </table:table-cell>
        </table:table-row>
        <table:table-row table:style-name="ro1">
          <table:table-cell office:value-type="string" calcext:value-type="string">
            <text:p>Outros metais comuns; ceramais (cermets); obras dessas matérias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79.01" calcext:value-type="float">
            <text:p>979,01</text:p>
          </table:table-cell>
          <table:table-cell office:value-type="float" office:value="463" calcext:value-type="float">
            <text:p>463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442.01" calcext:value-type="float">
            <text:p>1.442,01</text:p>
          </table:table-cell>
        </table:table-row>
        <table:table-row table:style-name="ro1">
          <table:table-cell office:value-type="string" calcext:value-type="string">
            <text:p>Sabões, agentes orgânicos de superfície, preparações para lavagem, preparações lubrificantes, ceras artificiais, ceras preparadas, produtos de conservação e limpeza, velas e artigos semelhantes, massas ou pastas para modelar, "ceras" para dentistas e Comp</text:p>
          </table:table-cell>
          <table:table-cell office:value-type="float" office:value="225.98" calcext:value-type="float">
            <text:p>225,98</text:p>
          </table:table-cell>
          <table:table-cell office:value-type="float" office:value="153.79" calcext:value-type="float">
            <text:p>153,79</text:p>
          </table:table-cell>
          <table:table-cell office:value-type="float" office:value="152.13" calcext:value-type="float">
            <text:p>152,13</text:p>
          </table:table-cell>
          <table:table-cell office:value-type="float" office:value="584.73" calcext:value-type="float">
            <text:p>584,73</text:p>
          </table:table-cell>
          <table:table-cell office:value-type="float" office:value="140.69" calcext:value-type="float">
            <text:p>140,69</text:p>
          </table:table-cell>
          <table:table-cell office:value-type="float" office:value="0" calcext:value-type="float">
            <text:p>0,00</text:p>
          </table:table-cell>
          <table:table-cell office:value-type="float" office:value="1257.32" calcext:value-type="float">
            <text:p>1.257,32</text:p>
          </table:table-cell>
        </table:table-row>
        <table:table-row table:style-name="ro1">
          <table:table-cell office:value-type="string" calcext:value-type="string">
            <text:p>Preparações à base de cereais, farinhas, amidos, féculas ou leite; produtos de pastelaria</text:p>
          </table:table-cell>
          <table:table-cell office:value-type="float" office:value="101.5" calcext:value-type="float">
            <text:p>101,50</text:p>
          </table:table-cell>
          <table:table-cell office:value-type="float" office:value="130.71" calcext:value-type="float">
            <text:p>130,71</text:p>
          </table:table-cell>
          <table:table-cell office:value-type="float" office:value="249.45" calcext:value-type="float">
            <text:p>249,45</text:p>
          </table:table-cell>
          <table:table-cell office:value-type="float" office:value="507.96" calcext:value-type="float">
            <text:p>507,96</text:p>
          </table:table-cell>
          <table:table-cell office:value-type="float" office:value="154.4" calcext:value-type="float">
            <text:p>154,40</text:p>
          </table:table-cell>
          <table:table-cell office:value-type="float" office:value="0" calcext:value-type="float">
            <text:p>0,00</text:p>
          </table:table-cell>
          <table:table-cell office:value-type="float" office:value="1144.02" calcext:value-type="float">
            <text:p>1.144,02</text:p>
          </table:table-cell>
        </table:table-row>
        <table:table-row table:style-name="ro1">
          <table:table-cell office:value-type="string" calcext:value-type="string">
            <text:p>Transações especiais</text:p>
          </table:table-cell>
          <table:table-cell office:value-type="float" office:value="839.62" calcext:value-type="float">
            <text:p>839,62</text:p>
          </table:table-cell>
          <table:table-cell office:value-type="float" office:value="6.59" calcext:value-type="float">
            <text:p>6,59</text:p>
          </table:table-cell>
          <table:table-cell office:value-type="float" office:value="17.45" calcext:value-type="float">
            <text:p>17,45</text:p>
          </table:table-cell>
          <table:table-cell office:value-type="float" office:value="25.52" calcext:value-type="float">
            <text:p>25,52</text:p>
          </table:table-cell>
          <table:table-cell office:value-type="float" office:value="7.66" calcext:value-type="float">
            <text:p>7,66</text:p>
          </table:table-cell>
          <table:table-cell office:value-type="float" office:value="0" calcext:value-type="float">
            <text:p>0,00</text:p>
          </table:table-cell>
          <table:table-cell office:value-type="float" office:value="896.84" calcext:value-type="float">
            <text:p>896,84</text:p>
          </table:table-cell>
        </table:table-row>
        <table:table-row table:style-name="ro1">
          <table:table-cell office:value-type="string" calcext:value-type="string">
            <text:p>Obras diversas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784.86" calcext:value-type="float">
            <text:p>784,8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84.86" calcext:value-type="float">
            <text:p>784,86</text:p>
          </table:table-cell>
        </table:table-row>
        <table:table-row table:style-name="ro1">
          <table:table-cell office:value-type="string" calcext:value-type="string">
            <text:p>Açúcares e produtos de confeitaria</text:p>
          </table:table-cell>
          <table:table-cell office:value-type="float" office:value="4.18" calcext:value-type="float">
            <text:p>4,18</text:p>
          </table:table-cell>
          <table:table-cell office:value-type="float" office:value="12.38" calcext:value-type="float">
            <text:p>12,38</text:p>
          </table:table-cell>
          <table:table-cell office:value-type="float" office:value="3.58" calcext:value-type="float">
            <text:p>3,58</text:p>
          </table:table-cell>
          <table:table-cell office:value-type="float" office:value="133.84" calcext:value-type="float">
            <text:p>133,84</text:p>
          </table:table-cell>
          <table:table-cell office:value-type="float" office:value="415.19" calcext:value-type="float">
            <text:p>415,19</text:p>
          </table:table-cell>
          <table:table-cell office:value-type="float" office:value="0" calcext:value-type="float">
            <text:p>0,00</text:p>
          </table:table-cell>
          <table:table-cell office:value-type="float" office:value="569.17" calcext:value-type="float">
            <text:p>569,17</text:p>
          </table:table-cell>
        </table:table-row>
        <table:table-row table:style-name="ro1">
          <table:table-cell office:value-type="string" calcext:value-type="string">
            <text:p>Tecidos especiais; tecidos tufados; rendas; tapeçarias; passamanarias; bordados.</text:p>
          </table:table-cell>
          <table:table-cell office:value-type="float" office:value="551.07" calcext:value-type="float">
            <text:p>551,0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551.07" calcext:value-type="float">
            <text:p>551,07</text:p>
          </table:table-cell>
        </table:table-row>
        <table:table-row table:style-name="ro1">
          <table:table-cell office:value-type="string" calcext:value-type="string">
            <text:p>Cacau e suas preparações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26.07" calcext:value-type="float">
            <text:p>526,07</text:p>
          </table:table-cell>
          <table:table-cell office:value-type="float" office:value="0" calcext:value-type="float">
            <text:p>0,00</text:p>
          </table:table-cell>
          <table:table-cell office:value-type="float" office:value="526.07" calcext:value-type="float">
            <text:p>526,07</text:p>
          </table:table-cell>
        </table:table-row>
        <table:table-row table:style-name="ro1">
          <table:table-cell office:value-type="string" calcext:value-type="string">
            <text:p>Filamentos sintéticos ou artificiais</text:p>
          </table:table-cell>
          <table:table-cell office:value-type="float" office:value="10.31" calcext:value-type="float">
            <text:p>10,31</text:p>
          </table:table-cell>
          <table:table-cell office:value-type="float" office:value="167.17" calcext:value-type="float">
            <text:p>167,17</text:p>
          </table:table-cell>
          <table:table-cell office:value-type="float" office:value="65.32" calcext:value-type="float">
            <text:p>65,32</text:p>
          </table:table-cell>
          <table:table-cell office:value-type="float" office:value="78.65" calcext:value-type="float">
            <text:p>78,65</text:p>
          </table:table-cell>
          <table:table-cell office:value-type="float" office:value="82.2" calcext:value-type="float">
            <text:p>82,20</text:p>
          </table:table-cell>
          <table:table-cell office:value-type="float" office:value="0" calcext:value-type="float">
            <text:p>0,00</text:p>
          </table:table-cell>
          <table:table-cell office:value-type="float" office:value="403.65" calcext:value-type="float">
            <text:p>403,65</text:p>
          </table:table-cell>
        </table:table-row>
        <table:table-row table:style-name="ro1">
          <table:table-cell office:value-type="string" calcext:value-type="string">
            <text:p>Reatores nucleares, caldeiras, máquinas, aparelhos e instrumentos mecânicos, e suas partes</text:p>
          </table:table-cell>
          <table:table-cell office:value-type="float" office:value="17.51" calcext:value-type="float">
            <text:p>17,51</text:p>
          </table:table-cell>
          <table:table-cell office:value-type="float" office:value="5.19" calcext:value-type="float">
            <text:p>5,19</text:p>
          </table:table-cell>
          <table:table-cell office:value-type="float" office:value="85.31" calcext:value-type="float">
            <text:p>85,31</text:p>
          </table:table-cell>
          <table:table-cell office:value-type="float" office:value="142.34" calcext:value-type="float">
            <text:p>142,34</text:p>
          </table:table-cell>
          <table:table-cell office:value-type="float" office:value="32.17" calcext:value-type="float">
            <text:p>32,17</text:p>
          </table:table-cell>
          <table:table-cell office:value-type="float" office:value="0" calcext:value-type="float">
            <text:p>0,00</text:p>
          </table:table-cell>
          <table:table-cell office:value-type="float" office:value="282.52" calcext:value-type="float">
            <text:p>282,52</text:p>
          </table:table-cell>
        </table:table-row>
        <table:table-row table:style-name="ro1">
          <table:table-cell office:value-type="string" calcext:value-type="string">
            <text:p>Extratos tanantes e tintoriais; taninos e seus derivados; pigmentos e outras matérias corantes; tintas e vernizes; mástiques; tintas de escrever</text:p>
          </table:table-cell>
          <table:table-cell office:value-type="float" office:value="6.91" calcext:value-type="float">
            <text:p>6,91</text:p>
          </table:table-cell>
          <table:table-cell office:value-type="float" office:value="20.84" calcext:value-type="float">
            <text:p>20,84</text:p>
          </table:table-cell>
          <table:table-cell office:value-type="float" office:value="0" calcext:value-type="float">
            <text:p>0,00</text:p>
          </table:table-cell>
          <table:table-cell office:value-type="float" office:value="145.53" calcext:value-type="float">
            <text:p>145,53</text:p>
          </table:table-cell>
          <table:table-cell office:value-type="float" office:value="20.5" calcext:value-type="float">
            <text:p>20,50</text:p>
          </table:table-cell>
          <table:table-cell office:value-type="float" office:value="0" calcext:value-type="float">
            <text:p>0,00</text:p>
          </table:table-cell>
          <table:table-cell office:value-type="float" office:value="193.78" calcext:value-type="float">
            <text:p>193,78</text:p>
          </table:table-cell>
        </table:table-row>
        <table:table-row table:style-name="ro1">
          <table:table-cell office:value-type="string" calcext:value-type="string">
            <text:p>Madeira, carvão vegetal e obras de madeira</text:p>
          </table:table-cell>
          <table:table-cell office:value-type="float" office:value="39.64" calcext:value-type="float">
            <text:p>39,64</text:p>
          </table:table-cell>
          <table:table-cell office:value-type="float" office:value="0.14" calcext:value-type="float">
            <text:p>0,14</text:p>
          </table:table-cell>
          <table:table-cell office:value-type="float" office:value="43.97" calcext:value-type="float">
            <text:p>43,97</text:p>
          </table:table-cell>
          <table:table-cell office:value-type="float" office:value="92.78" calcext:value-type="float">
            <text:p>92,7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76.53" calcext:value-type="float">
            <text:p>176,53</text:p>
          </table:table-cell>
        </table:table-row>
        <table:table-row table:style-name="ro1">
          <table:table-cell office:value-type="string" calcext:value-type="string">
            <text:p>Tabaco e seus sucedâneos manufaturados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16.61" calcext:value-type="float">
            <text:p>116,61</text:p>
          </table:table-cell>
          <table:table-cell office:value-type="float" office:value="39.79" calcext:value-type="float">
            <text:p>39,79</text:p>
          </table:table-cell>
          <table:table-cell office:value-type="float" office:value="0" calcext:value-type="float">
            <text:p>0,00</text:p>
          </table:table-cell>
          <table:table-cell office:value-type="float" office:value="156.4" calcext:value-type="float">
            <text:p>156,40</text:p>
          </table:table-cell>
        </table:table-row>
        <table:table-row table:style-name="ro1">
          <table:table-cell office:value-type="string" calcext:value-type="string">
            <text:p>Produtos cerâmicos</text:p>
          </table:table-cell>
          <table:table-cell office:value-type="float" office:value="0" calcext:value-type="float">
            <text:p>0,00</text:p>
          </table:table-cell>
          <table:table-cell office:value-type="float" office:value="22.16" calcext:value-type="float">
            <text:p>22,16</text:p>
          </table:table-cell>
          <table:table-cell office:value-type="float" office:value="0" calcext:value-type="float">
            <text:p>0,00</text:p>
          </table:table-cell>
          <table:table-cell office:value-type="float" office:value="54.52" calcext:value-type="float">
            <text:p>54,52</text:p>
          </table:table-cell>
          <table:table-cell office:value-type="float" office:value="67.9" calcext:value-type="float">
            <text:p>67,90</text:p>
          </table:table-cell>
          <table:table-cell office:value-type="float" office:value="0" calcext:value-type="float">
            <text:p>0,00</text:p>
          </table:table-cell>
          <table:table-cell office:value-type="float" office:value="144.58" calcext:value-type="float">
            <text:p>144,58</text:p>
          </table:table-cell>
        </table:table-row>
        <table:table-row table:style-name="ro1">
          <table:table-cell office:value-type="string" calcext:value-type="string">
            <text:p>Zinco e suas obras</text:p>
          </table:table-cell>
          <table:table-cell office:value-type="float" office:value="137.9" calcext:value-type="float">
            <text:p>137,9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37.9" calcext:value-type="float">
            <text:p>137,90</text:p>
          </table:table-cell>
        </table:table-row>
        <table:table-row table:style-name="ro1">
          <table:table-cell office:value-type="string" calcext:value-type="string">
            <text:p>Frutas; cascas de frutos cítricos e de melões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5" calcext:value-type="float">
            <text:p>105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5" calcext:value-type="float">
            <text:p>105,00</text:p>
          </table:table-cell>
        </table:table-row>
        <table:table-row table:style-name="ro1">
          <table:table-cell office:value-type="string" calcext:value-type="string">
            <text:p>Obras de pedra, gesso, cimento, amianto, mica ou de matérias semelhantes</text:p>
          </table:table-cell>
          <table:table-cell office:value-type="float" office:value="0" calcext:value-type="float">
            <text:p>0,00</text:p>
          </table:table-cell>
          <table:table-cell office:value-type="float" office:value="24.28" calcext:value-type="float">
            <text:p>24,28</text:p>
          </table:table-cell>
          <table:table-cell office:value-type="float" office:value="0" calcext:value-type="float">
            <text:p>0,00</text:p>
          </table:table-cell>
          <table:table-cell office:value-type="float" office:value="66.64" calcext:value-type="float">
            <text:p>66,64</text:p>
          </table:table-cell>
          <table:table-cell office:value-type="float" office:value="8.58" calcext:value-type="float">
            <text:p>8,58</text:p>
          </table:table-cell>
          <table:table-cell office:value-type="float" office:value="0" calcext:value-type="float">
            <text:p>0,00</text:p>
          </table:table-cell>
          <table:table-cell office:value-type="float" office:value="99.5" calcext:value-type="float">
            <text:p>99,50</text:p>
          </table:table-cell>
        </table:table-row>
        <table:table-row table:style-name="ro1">
          <table:table-cell office:value-type="string" calcext:value-type="string">
            <text:p>Carnes e miudezas, comestíveis</text:p>
          </table:table-cell>
          <table:table-cell office:value-type="float" office:value="27.84" calcext:value-type="float">
            <text:p>27,8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4.52" calcext:value-type="float">
            <text:p>64,52</text:p>
          </table:table-cell>
          <table:table-cell office:value-type="float" office:value="0" calcext:value-type="float">
            <text:p>0,00</text:p>
          </table:table-cell>
          <table:table-cell office:value-type="float" office:value="92.36" calcext:value-type="float">
            <text:p>92,36</text:p>
          </table:table-cell>
        </table:table-row>
        <table:table-row table:style-name="ro1">
          <table:table-cell office:value-type="string" calcext:value-type="string">
            <text:p>Bebidas, líquidos alcoólicos e vinagres</text:p>
          </table:table-cell>
          <table:table-cell office:value-type="float" office:value="8.48" calcext:value-type="float">
            <text:p>8,48</text:p>
          </table:table-cell>
          <table:table-cell office:value-type="float" office:value="79.15" calcext:value-type="float">
            <text:p>79,1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87.63" calcext:value-type="float">
            <text:p>87,63</text:p>
          </table:table-cell>
        </table:table-row>
        <table:table-row table:style-name="ro1">
          <table:table-cell office:value-type="string" calcext:value-type="string">
            <text:p>Móveis; mobiliário médico-cirúrgico, colchões, almofadas e semelhantes; aparelhos de iluminação não especificados nem compreendidos em outros capítulos; anúncios, cartazes ou tabuletas e placas indicadoras luminosos, e artigos semelhantes; Construções Pré</text:p>
          </table:table-cell>
          <table:table-cell office:value-type="float" office:value="71.15" calcext:value-type="float">
            <text:p>71,1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71.82" calcext:value-type="float">
            <text:p>71,82</text:p>
          </table:table-cell>
        </table:table-row>
        <table:table-row table:style-name="ro1">
          <table:table-cell office:value-type="string" calcext:value-type="string">
            <text:p>Obras diversas de metais comuns</text:p>
          </table:table-cell>
          <table:table-cell office:value-type="float" office:value="1.23" calcext:value-type="float">
            <text:p>1,23</text:p>
          </table:table-cell>
          <table:table-cell office:value-type="float" office:value="0.16" calcext:value-type="float">
            <text:p>0,16</text:p>
          </table:table-cell>
          <table:table-cell office:value-type="float" office:value="10.93" calcext:value-type="float">
            <text:p>10,93</text:p>
          </table:table-cell>
          <table:table-cell office:value-type="float" office:value="36.96" calcext:value-type="float">
            <text:p>36,96</text:p>
          </table:table-cell>
          <table:table-cell office:value-type="float" office:value="4.3" calcext:value-type="float">
            <text:p>4,30</text:p>
          </table:table-cell>
          <table:table-cell office:value-type="float" office:value="0" calcext:value-type="float">
            <text:p>0,00</text:p>
          </table:table-cell>
          <table:table-cell office:value-type="float" office:value="53.58" calcext:value-type="float">
            <text:p>53,58</text:p>
          </table:table-cell>
        </table:table-row>
        <table:table-row table:style-name="ro1">
          <table:table-cell office:value-type="string" calcext:value-type="string">
            <text:p>Peixes e crustáceos, moluscos e outros invertebrados aquáticos</text:p>
          </table:table-cell>
          <table:table-cell office:value-type="float" office:value="0" calcext:value-type="float">
            <text:p>0,00</text:p>
          </table:table-cell>
          <table:table-cell office:value-type="float" office:value="25.64" calcext:value-type="float">
            <text:p>25,6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4.99" calcext:value-type="float">
            <text:p>24,99</text:p>
          </table:table-cell>
          <table:table-cell office:value-type="float" office:value="0" calcext:value-type="float">
            <text:p>0,00</text:p>
          </table:table-cell>
          <table:table-cell office:value-type="float" office:value="50.63" calcext:value-type="float">
            <text:p>50,63</text:p>
          </table:table-cell>
        </table:table-row>
        <table:table-row table:style-name="ro1">
          <table:table-cell office:value-type="string" calcext:value-type="string">
            <text:p>Veículos automóveis, tratores, ciclos e outros veículos terrestres, suas partes e acessórios</text:p>
          </table:table-cell>
          <table:table-cell office:value-type="float" office:value="7.54" calcext:value-type="float">
            <text:p>7,54</text:p>
          </table:table-cell>
          <table:table-cell office:value-type="float" office:value="10.04" calcext:value-type="float">
            <text:p>10,04</text:p>
          </table:table-cell>
          <table:table-cell office:value-type="float" office:value="10.86" calcext:value-type="float">
            <text:p>10,86</text:p>
          </table:table-cell>
          <table:table-cell office:value-type="float" office:value="9.28" calcext:value-type="float">
            <text:p>9,28</text:p>
          </table:table-cell>
          <table:table-cell office:value-type="float" office:value="2.15" calcext:value-type="float">
            <text:p>2,15</text:p>
          </table:table-cell>
          <table:table-cell office:value-type="float" office:value="0" calcext:value-type="float">
            <text:p>0,00</text:p>
          </table:table-cell>
          <table:table-cell office:value-type="float" office:value="39.87" calcext:value-type="float">
            <text:p>39,87</text:p>
          </table:table-cell>
        </table:table-row>
        <table:table-row table:style-name="ro1">
          <table:table-cell office:value-type="string" calcext:value-type="string">
            <text:p>Óleos essenciais e resinóides; produtos de perfumaria ou de toucador preparados e preparações cosméticas</text:p>
          </table:table-cell>
          <table:table-cell office:value-type="float" office:value="25.25" calcext:value-type="float">
            <text:p>25,25</text:p>
          </table:table-cell>
          <table:table-cell office:value-type="float" office:value="3.47" calcext:value-type="float">
            <text:p>3,4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8.72" calcext:value-type="float">
            <text:p>28,72</text:p>
          </table:table-cell>
        </table:table-row>
        <table:table-row table:style-name="ro1">
          <table:table-cell office:value-type="string" calcext:value-type="string">
            <text:p>Gomas, resinas e outros sucos e extratos vegetais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3.04" calcext:value-type="float">
            <text:p>23,0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3.04" calcext:value-type="float">
            <text:p>23,04</text:p>
          </table:table-cell>
        </table:table-row>
        <table:table-row table:style-name="ro1">
          <table:table-cell office:value-type="string" calcext:value-type="string">
            <text:p>Outros artefatos têxteis confeccionados; sortidos; artefatos de matérias têxteis, calçados, chapéus e artefatos de uso semelhante, usados; trapos</text:p>
          </table:table-cell>
          <table:table-cell office:value-type="float" office:value="8.99" calcext:value-type="float">
            <text:p>8,99</text:p>
          </table:table-cell>
          <table:table-cell office:value-type="float" office:value="0" calcext:value-type="float">
            <text:p>0,00</text:p>
          </table:table-cell>
          <table:table-cell office:value-type="float" office:value="3.68" calcext:value-type="float">
            <text:p>3,68</text:p>
          </table:table-cell>
          <table:table-cell office:value-type="float" office:value="2.43" calcext:value-type="float">
            <text:p>2,4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5.1" calcext:value-type="float">
            <text:p>15,10</text:p>
          </table:table-cell>
        </table:table-row>
        <table:table-row table:style-name="ro1">
          <table:table-cell office:value-type="string" calcext:value-type="string">
            <text:p>Café, chá, mate e especiarias</text:p>
          </table:table-cell>
          <table:table-cell office:value-type="float" office:value="11.18" calcext:value-type="float">
            <text:p>11,18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1.18" calcext:value-type="float">
            <text:p>11,18</text:p>
          </table:table-cell>
        </table:table-row>
        <table:table-row table:style-name="ro1">
          <table:table-cell office:value-type="string" calcext:value-type="string">
            <text:p>Outros produtos de origem animal, não especificados nem compreendidos noutros Capítulos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4.62" calcext:value-type="float">
            <text:p>4,62</text:p>
          </table:table-cell>
          <table:table-cell office:value-type="float" office:value="0" calcext:value-type="float">
            <text:p>0,00</text:p>
          </table:table-cell>
          <table:table-cell office:value-type="float" office:value="4.62" calcext:value-type="float">
            <text:p>4,62</text:p>
          </table:table-cell>
        </table:table-row>
        <table:table-row table:style-name="ro1">
          <table:table-cell office:value-type="string" calcext:value-type="string">
            <text:p>Produtos farmacêuticos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.68" calcext:value-type="float">
            <text:p>3,6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.68" calcext:value-type="float">
            <text:p>3,68</text:p>
          </table:table-cell>
        </table:table-row>
        <table:table-row table:style-name="ro1">
          <table:table-cell office:value-type="string" calcext:value-type="string">
            <text:p>Pastas (ouates), feltros e falsos tecidos; fios especiais; cordéis, cordas e cabos; artigos de cordoaria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.96" calcext:value-type="float">
            <text:p>1,9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string" calcext:value-type="string">
            <text:p>Instrumentos e aparelhos de óptica, de fotografia, de cinematografia, de medida, de controle ou de precisão; instrumentos e aparelhos médico-cirúrgicos; suas partes e acessórios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Embarcações e estruturas flutuantes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Cortiça e suas obras</text:p>
          </table:table-cell>
          <table:table-cell office:value-type="float" office:value="0" calcext:value-type="float">
            <text:p>0,0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Cobre e suas obras</text:p>
          </table:table-cell>
          <table:table-cell office:value-type="float" office:value="0" calcext:value-type="float">
            <text:p>0,00</text:p>
          </table:table-cell>
          <table:table-cell office:value-type="float" office:value="0.14" calcext:value-type="float">
            <text:p>0,1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Ferramentas, artefatos de cutelaria e talheres, e suas partes, de metais comuns</text:p>
          </table:table-cell>
          <table:table-cell table:number-columns-repeated="7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Veículos e material para vias férreas ou semelhantes, e suas partes; aparelhos mecânicos (incluindo os eletromecânicos) de sinalização para vias de comunicação</text:p>
          </table:table-cell>
          <table:table-cell table:number-columns-repeated="7" office:value-type="float" office:value="0" calcext:value-type="float">
            <text:p>0,00</text:p>
          </table:table-cell>
        </table:table-row>
      </table:table>
      <table:table table:name="ua_imp" table:style-name="ta1">
        <table:table-column table:style-name="co1" table:default-cell-style-name="ce7"/>
        <table:table-column table:style-name="co1" table:number-columns-repeated="6" table:default-cell-style-name="ce9"/>
        <table:table-row table:style-name="ro1">
          <table:table-cell office:value-type="string" calcext:value-type="string">
            <text:p>Grupo de Mercadoria</text:p>
          </table:table-cell>
          <table:table-cell table:style-name="ce8" office:value-type="date" office:date-value="2018-01-01" calcext:value-type="date">
            <text:p>01/01/18</text:p>
          </table:table-cell>
          <table:table-cell table:style-name="ce8" office:value-type="date" office:date-value="2019-01-01" calcext:value-type="date">
            <text:p>01/01/19</text:p>
          </table:table-cell>
          <table:table-cell table:style-name="ce8" office:value-type="date" office:date-value="2020-01-01" calcext:value-type="date">
            <text:p>01/01/20</text:p>
          </table:table-cell>
          <table:table-cell table:style-name="ce8" office:value-type="date" office:date-value="2021-01-01" calcext:value-type="date">
            <text:p>01/01/21</text:p>
          </table:table-cell>
          <table:table-cell table:style-name="ce8" office:value-type="date" office:date-value="2022-01-01" calcext:value-type="date">
            <text:p>01/01/22</text:p>
          </table:table-cell>
          <table:table-cell table:style-name="ce7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062.36" calcext:value-type="float">
            <text:p>3.062,36</text:p>
          </table:table-cell>
          <table:table-cell office:value-type="float" office:value="2296.37" calcext:value-type="float">
            <text:p>2.296,37</text:p>
          </table:table-cell>
          <table:table-cell office:value-type="float" office:value="7085.96" calcext:value-type="float">
            <text:p>7.085,96</text:p>
          </table:table-cell>
          <table:table-cell office:value-type="float" office:value="21943.21" calcext:value-type="float">
            <text:p>21.943,21</text:p>
          </table:table-cell>
          <table:table-cell office:value-type="float" office:value="2104.14" calcext:value-type="float">
            <text:p>2.104,14</text:p>
          </table:table-cell>
          <table:table-cell office:value-type="float" office:value="36492.04" calcext:value-type="float">
            <text:p>36.492,04</text:p>
          </table:table-cell>
        </table:table-row>
        <table:table-row table:style-name="ro1">
          <table:table-cell office:value-type="string" calcext:value-type="string">
            <text:p>Plásticos e suas obras</text:p>
          </table:table-cell>
          <table:table-cell office:value-type="float" office:value="29.4" calcext:value-type="float">
            <text:p>29,40</text:p>
          </table:table-cell>
          <table:table-cell office:value-type="float" office:value="9.86" calcext:value-type="float">
            <text:p>9,86</text:p>
          </table:table-cell>
          <table:table-cell office:value-type="float" office:value="3808.39" calcext:value-type="float">
            <text:p>3.808,39</text:p>
          </table:table-cell>
          <table:table-cell office:value-type="float" office:value="17884.04" calcext:value-type="float">
            <text:p>17.884,04</text:p>
          </table:table-cell>
          <table:table-cell office:value-type="float" office:value="561.19" calcext:value-type="float">
            <text:p>561,19</text:p>
          </table:table-cell>
          <table:table-cell office:value-type="float" office:value="22292.88" calcext:value-type="float">
            <text:p>22.292,88</text:p>
          </table:table-cell>
        </table:table-row>
        <table:table-row table:style-name="ro1">
          <table:table-cell office:value-type="string" calcext:value-type="string">
            <text:p>Obras de ferro fundido, ferro ou aço</text:p>
          </table:table-cell>
          <table:table-cell office:value-type="float" office:value="4.2" calcext:value-type="float">
            <text:p>4,20</text:p>
          </table:table-cell>
          <table:table-cell office:value-type="float" office:value="537.14" calcext:value-type="float">
            <text:p>537,14</text:p>
          </table:table-cell>
          <table:table-cell office:value-type="float" office:value="1238.78" calcext:value-type="float">
            <text:p>1.238,78</text:p>
          </table:table-cell>
          <table:table-cell office:value-type="float" office:value="2110.47" calcext:value-type="float">
            <text:p>2.110,47</text:p>
          </table:table-cell>
          <table:table-cell office:value-type="float" office:value="451.13" calcext:value-type="float">
            <text:p>451,13</text:p>
          </table:table-cell>
          <table:table-cell office:value-type="float" office:value="4341.72" calcext:value-type="float">
            <text:p>4.341,72</text:p>
          </table:table-cell>
        </table:table-row>
        <table:table-row table:style-name="ro1">
          <table:table-cell office:value-type="string" calcext:value-type="string">
            <text:p>Minerios, escórias e cinzas</text:p>
          </table:table-cell>
          <table:table-cell office:value-type="float" office:value="554.56" calcext:value-type="float">
            <text:p>554,56</text:p>
          </table:table-cell>
          <table:table-cell office:value-type="float" office:value="676.37" calcext:value-type="float">
            <text:p>676,37</text:p>
          </table:table-cell>
          <table:table-cell office:value-type="float" office:value="910.24" calcext:value-type="float">
            <text:p>910,24</text:p>
          </table:table-cell>
          <table:table-cell office:value-type="float" office:value="660.02" calcext:value-type="float">
            <text:p>660,02</text:p>
          </table:table-cell>
          <table:table-cell office:value-type="float" office:value="942.37" calcext:value-type="float">
            <text:p>942,37</text:p>
          </table:table-cell>
          <table:table-cell office:value-type="float" office:value="3743.56" calcext:value-type="float">
            <text:p>3.743,56</text:p>
          </table:table-cell>
        </table:table-row>
        <table:table-row table:style-name="ro1">
          <table:table-cell office:value-type="string" calcext:value-type="string">
            <text:p>Ferro fundido, ferro e aço</text:p>
          </table:table-cell>
          <table:table-cell office:value-type="float" office:value="348.75" calcext:value-type="float">
            <text:p>348,75</text:p>
          </table:table-cell>
          <table:table-cell office:value-type="float" office:value="825.25" calcext:value-type="float">
            <text:p>825,25</text:p>
          </table:table-cell>
          <table:table-cell office:value-type="float" office:value="779.32" calcext:value-type="float">
            <text:p>779,32</text:p>
          </table:table-cell>
          <table:table-cell office:value-type="float" office:value="833.98" calcext:value-type="float">
            <text:p>833,98</text:p>
          </table:table-cell>
          <table:table-cell office:value-type="float" office:value="37.97" calcext:value-type="float">
            <text:p>37,97</text:p>
          </table:table-cell>
          <table:table-cell office:value-type="float" office:value="2825.27" calcext:value-type="float">
            <text:p>2.825,27</text:p>
          </table:table-cell>
        </table:table-row>
        <table:table-row table:style-name="ro1">
          <table:table-cell office:value-type="string" calcext:value-type="string">
            <text:p>Adubos (fertilizantes)</text:p>
          </table:table-cell>
          <table:table-cell office:value-type="float" office:value="883.56" calcext:value-type="float">
            <text:p>883,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4.45" calcext:value-type="float">
            <text:p>24,45</text:p>
          </table:table-cell>
          <table:table-cell office:value-type="float" office:value="0" calcext:value-type="float">
            <text:p>0,00</text:p>
          </table:table-cell>
          <table:table-cell office:value-type="float" office:value="908.01" calcext:value-type="float">
            <text:p>908,01</text:p>
          </table:table-cell>
        </table:table-row>
        <table:table-row table:style-name="ro1">
          <table:table-cell office:value-type="string" calcext:value-type="string">
            <text:p>Máquinas, aparelhos e materiais elétricos, e suas partes; aparelhos de gravação ou de reprodução de som, aparelhos de gravação ou de reprodução de imagens e de som em televisão, e suas partes e acessórios</text:p>
          </table:table-cell>
          <table:table-cell office:value-type="float" office:value="511.66" calcext:value-type="float">
            <text:p>511,66</text:p>
          </table:table-cell>
          <table:table-cell office:value-type="float" office:value="51.01" calcext:value-type="float">
            <text:p>51,01</text:p>
          </table:table-cell>
          <table:table-cell office:value-type="float" office:value="3.65" calcext:value-type="float">
            <text:p>3,65</text:p>
          </table:table-cell>
          <table:table-cell office:value-type="float" office:value="13.95" calcext:value-type="float">
            <text:p>13,95</text:p>
          </table:table-cell>
          <table:table-cell office:value-type="float" office:value="0" calcext:value-type="float">
            <text:p>0,00</text:p>
          </table:table-cell>
          <table:table-cell office:value-type="float" office:value="580.27" calcext:value-type="float">
            <text:p>580,27</text:p>
          </table:table-cell>
        </table:table-row>
        <table:table-row table:style-name="ro1">
          <table:table-cell office:value-type="string" calcext:value-type="string">
            <text:p>Cereais</text:p>
          </table:table-cell>
          <table:table-cell office:value-type="float" office:value="236.02" calcext:value-type="float">
            <text:p>236,02</text:p>
          </table:table-cell>
          <table:table-cell office:value-type="float" office:value="118.81" calcext:value-type="float">
            <text:p>118,8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54.83" calcext:value-type="float">
            <text:p>354,83</text:p>
          </table:table-cell>
        </table:table-row>
        <table:table-row table:style-name="ro1">
          <table:table-cell office:value-type="string" calcext:value-type="string">
            <text:p>Preparações à base de cereais, farinhas, amidos, féculas ou leite; produtos de pastelaria</text:p>
          </table:table-cell>
          <table:table-cell office:value-type="float" office:value="194.04" calcext:value-type="float">
            <text:p>194,04</text:p>
          </table:table-cell>
          <table:table-cell office:value-type="float" office:value="36.5" calcext:value-type="float">
            <text:p>36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30.54" calcext:value-type="float">
            <text:p>230,54</text:p>
          </table:table-cell>
        </table:table-row>
        <table:table-row table:style-name="ro1">
          <table:table-cell office:value-type="string" calcext:value-type="string">
            <text:p>Reatores nucleares, caldeiras, máquinas, aparelhos e instrumentos mecânicos, e suas partes</text:p>
          </table:table-cell>
          <table:table-cell office:value-type="float" office:value="71.23" calcext:value-type="float">
            <text:p>71,23</text:p>
          </table:table-cell>
          <table:table-cell office:value-type="float" office:value="16.21" calcext:value-type="float">
            <text:p>16,21</text:p>
          </table:table-cell>
          <table:table-cell office:value-type="float" office:value="90.27" calcext:value-type="float">
            <text:p>90,27</text:p>
          </table:table-cell>
          <table:table-cell office:value-type="float" office:value="6.47" calcext:value-type="float">
            <text:p>6,47</text:p>
          </table:table-cell>
          <table:table-cell office:value-type="float" office:value="0" calcext:value-type="float">
            <text:p>0,00</text:p>
          </table:table-cell>
          <table:table-cell office:value-type="float" office:value="184.18" calcext:value-type="float">
            <text:p>184,18</text:p>
          </table:table-cell>
        </table:table-row>
        <table:table-row table:style-name="ro1">
          <table:table-cell office:value-type="string" calcext:value-type="string">
            <text:p>Extratos tanantes e tintoriais; taninos e seus derivados; pigmentos e outras matérias corantes; tintas e vernizes; mástiques; tintas de escrever</text:p>
          </table:table-cell>
          <table:table-cell office:value-type="float" office:value="150.89" calcext:value-type="float">
            <text:p>150,8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0.89" calcext:value-type="float">
            <text:p>150,89</text:p>
          </table:table-cell>
        </table:table-row>
        <table:table-row table:style-name="ro1">
          <table:table-cell office:value-type="string" calcext:value-type="string">
            <text:p>Obras de pedra, gesso, cimento, amianto, mica ou de matérias semelhantes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45.88" calcext:value-type="float">
            <text:p>145,88</text:p>
          </table:table-cell>
          <table:table-cell office:value-type="float" office:value="0" calcext:value-type="float">
            <text:p>0,00</text:p>
          </table:table-cell>
          <table:table-cell office:value-type="float" office:value="145.88" calcext:value-type="float">
            <text:p>145,88</text:p>
          </table:table-cell>
        </table:table-row>
        <table:table-row table:style-name="ro1">
          <table:table-cell office:value-type="string" calcext:value-type="string">
            <text:p>Gorduras e óleos animais ou vegetais; produtos da sua dissociação; gorduras alimentares elaboradas; ceras de origem animal ou vegetal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13.9" calcext:value-type="float">
            <text:p>113,9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13.9" calcext:value-type="float">
            <text:p>113,90</text:p>
          </table:table-cell>
        </table:table-row>
        <table:table-row table:style-name="ro1">
          <table:table-cell office:value-type="string" calcext:value-type="string">
            <text:p>Produtos farmacêuticos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7.06" calcext:value-type="float">
            <text:p>27,06</text:p>
          </table:table-cell>
          <table:table-cell office:value-type="float" office:value="56.93" calcext:value-type="float">
            <text:p>56,93</text:p>
          </table:table-cell>
          <table:table-cell office:value-type="float" office:value="83.99" calcext:value-type="float">
            <text:p>83,99</text:p>
          </table:table-cell>
        </table:table-row>
        <table:table-row table:style-name="ro1">
          <table:table-cell office:value-type="string" calcext:value-type="string">
            <text:p>Produtos da indústria de moagem; malte; amidos e féculas; inulina; glúten de trigo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6.1" calcext:value-type="float">
            <text:p>26,10</text:p>
          </table:table-cell>
          <table:table-cell office:value-type="float" office:value="50.12" calcext:value-type="float">
            <text:p>50,12</text:p>
          </table:table-cell>
          <table:table-cell office:value-type="float" office:value="76.22" calcext:value-type="float">
            <text:p>76,22</text:p>
          </table:table-cell>
        </table:table-row>
        <table:table-row table:style-name="ro1">
          <table:table-cell office:value-type="string" calcext:value-type="string">
            <text:p>Café, chá, mate e especiarias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2.43" calcext:value-type="float">
            <text:p>72,4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2.43" calcext:value-type="float">
            <text:p>72,43</text:p>
          </table:table-cell>
        </table:table-row>
        <table:table-row table:style-name="ro1">
          <table:table-cell office:value-type="string" calcext:value-type="string">
            <text:p>Tapetes e outros revestimentos para pisos (pavimentos), de matérias têxteis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9.4" calcext:value-type="float">
            <text:p>19,40</text:p>
          </table:table-cell>
          <table:table-cell office:value-type="float" office:value="32.96" calcext:value-type="float">
            <text:p>32,96</text:p>
          </table:table-cell>
          <table:table-cell office:value-type="float" office:value="0" calcext:value-type="float">
            <text:p>0,00</text:p>
          </table:table-cell>
          <table:table-cell office:value-type="float" office:value="52.36" calcext:value-type="float">
            <text:p>52,36</text:p>
          </table:table-cell>
        </table:table-row>
        <table:table-row table:style-name="ro1">
          <table:table-cell office:value-type="string" calcext:value-type="string">
            <text:p>Produtos químicos inorgânicos; compostos inorgânicos ou orgânicos de metais preciosos, de elementos radioativos, de metais das terras raras ou de isótopos</text:p>
          </table:table-cell>
          <table:table-cell office:value-type="float" office:value="49.9" calcext:value-type="float">
            <text:p>49,9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49.9" calcext:value-type="float">
            <text:p>49,90</text:p>
          </table:table-cell>
        </table:table-row>
        <table:table-row table:style-name="ro1">
          <table:table-cell office:value-type="string" calcext:value-type="string">
            <text:p>Borracha e suas obras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5.51" calcext:value-type="float">
            <text:p>45,51</text:p>
          </table:table-cell>
          <table:table-cell office:value-type="float" office:value="0" calcext:value-type="float">
            <text:p>0,00</text:p>
          </table:table-cell>
          <table:table-cell office:value-type="float" office:value="45.51" calcext:value-type="float">
            <text:p>45,51</text:p>
          </table:table-cell>
        </table:table-row>
        <table:table-row table:style-name="ro1">
          <table:table-cell office:value-type="string" calcext:value-type="string">
            <text:p>Tabaco e seus sucedâneos manufaturados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0.56" calcext:value-type="float">
            <text:p>30,56</text:p>
          </table:table-cell>
          <table:table-cell office:value-type="float" office:value="0" calcext:value-type="float">
            <text:p>0,00</text:p>
          </table:table-cell>
          <table:table-cell office:value-type="float" office:value="30.56" calcext:value-type="float">
            <text:p>30,56</text:p>
          </table:table-cell>
        </table:table-row>
        <table:table-row table:style-name="ro1">
          <table:table-cell office:value-type="string" calcext:value-type="string">
            <text:p>Transações especiais</text:p>
          </table:table-cell>
          <table:table-cell office:value-type="float" office:value="20.87" calcext:value-type="float">
            <text:p>20,87</text:p>
          </table:table-cell>
          <table:table-cell office:value-type="float" office:value="2.28" calcext:value-type="float">
            <text:p>2,2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.43" calcext:value-type="float">
            <text:p>4,43</text:p>
          </table:table-cell>
          <table:table-cell office:value-type="float" office:value="27.58" calcext:value-type="float">
            <text:p>27,58</text:p>
          </table:table-cell>
        </table:table-row>
        <table:table-row table:style-name="ro1">
          <table:table-cell office:value-type="string" calcext:value-type="string">
            <text:p>Outros produtos de origem animal, não especificados nem compreendidos noutros Capítulos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.82" calcext:value-type="float">
            <text:p>21,8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.82" calcext:value-type="float">
            <text:p>21,82</text:p>
          </table:table-cell>
        </table:table-row>
        <table:table-row table:style-name="ro1">
          <table:table-cell office:value-type="string" calcext:value-type="string">
            <text:p>Produtos hortícolas, plantas, raízes e tubérculos, comestíveis.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1.7" calcext:value-type="float">
            <text:p>21,70</text:p>
          </table:table-cell>
          <table:table-cell office:value-type="float" office:value="0" calcext:value-type="float">
            <text:p>0,00</text:p>
          </table:table-cell>
          <table:table-cell office:value-type="float" office:value="21.7" calcext:value-type="float">
            <text:p>21,70</text:p>
          </table:table-cell>
        </table:table-row>
        <table:table-row table:style-name="ro1">
          <table:table-cell office:value-type="string" calcext:value-type="string">
            <text:p>Cacau e suas preparações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9.34" calcext:value-type="float">
            <text:p>19,34</text:p>
          </table:table-cell>
          <table:table-cell office:value-type="float" office:value="0" calcext:value-type="float">
            <text:p>0,00</text:p>
          </table:table-cell>
          <table:table-cell office:value-type="float" office:value="19.34" calcext:value-type="float">
            <text:p>19,34</text:p>
          </table:table-cell>
        </table:table-row>
        <table:table-row table:style-name="ro1">
          <table:table-cell office:value-type="string" calcext:value-type="string">
            <text:p>Obras diversas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9.28" calcext:value-type="float">
            <text:p>19,28</text:p>
          </table:table-cell>
          <table:table-cell office:value-type="float" office:value="0" calcext:value-type="float">
            <text:p>0,00</text:p>
          </table:table-cell>
          <table:table-cell office:value-type="float" office:value="19.28" calcext:value-type="float">
            <text:p>19,28</text:p>
          </table:table-cell>
        </table:table-row>
        <table:table-row table:style-name="ro1">
          <table:table-cell office:value-type="string" calcext:value-type="string">
            <text:p>Veículos e material para vias férreas ou semelhantes, e suas partes; aparelhos mecânicos (incluindo os eletromecânicos) de sinalização para vias de comunicação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8.36" calcext:value-type="float">
            <text:p>18,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8.36" calcext:value-type="float">
            <text:p>18,36</text:p>
          </table:table-cell>
        </table:table-row>
        <table:table-row table:style-name="ro1">
          <table:table-cell office:value-type="string" calcext:value-type="string">
            <text:p>Bebidas, líquidos alcoólicos e vinagres</text:p>
          </table:table-cell>
          <table:table-cell office:value-type="float" office:value="0" calcext:value-type="float">
            <text:p>0,00</text:p>
          </table:table-cell>
          <table:table-cell office:value-type="float" office:value="17.88" calcext:value-type="float">
            <text:p>17,8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.88" calcext:value-type="float">
            <text:p>17,88</text:p>
          </table:table-cell>
        </table:table-row>
        <table:table-row table:style-name="ro1">
          <table:table-cell office:value-type="string" calcext:value-type="string">
            <text:p>Vidro e suas obras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5.2" calcext:value-type="float">
            <text:p>15,20</text:p>
          </table:table-cell>
          <table:table-cell office:value-type="float" office:value="0" calcext:value-type="float">
            <text:p>0,00</text:p>
          </table:table-cell>
          <table:table-cell office:value-type="float" office:value="15.2" calcext:value-type="float">
            <text:p>15,20</text:p>
          </table:table-cell>
        </table:table-row>
        <table:table-row table:style-name="ro1">
          <table:table-cell office:value-type="string" calcext:value-type="string">
            <text:p>Preparações de produtos hortícolas, de frutas ou de outras partes de plantas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.52" calcext:value-type="float">
            <text:p>13,52</text:p>
          </table:table-cell>
          <table:table-cell office:value-type="float" office:value="0" calcext:value-type="float">
            <text:p>0,00</text:p>
          </table:table-cell>
          <table:table-cell office:value-type="float" office:value="13.52" calcext:value-type="float">
            <text:p>13,52</text:p>
          </table:table-cell>
        </table:table-row>
        <table:table-row table:style-name="ro1">
          <table:table-cell office:value-type="string" calcext:value-type="string">
            <text:p>Papel e cartão; obras de pasta de celulose, de papel ou de cartão</text:p>
          </table:table-cell>
          <table:table-cell office:value-type="float" office:value="3" calcext:value-type="float">
            <text:p>3,00</text:p>
          </table:table-cell>
          <table:table-cell office:value-type="float" office:value="1.57" calcext:value-type="float">
            <text:p>1,57</text:p>
          </table:table-cell>
          <table:table-cell office:value-type="float" office:value="4.7" calcext:value-type="float">
            <text:p>4,70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,00</text:p>
          </table:table-cell>
          <table:table-cell office:value-type="float" office:value="10.6" calcext:value-type="float">
            <text:p>10,60</text:p>
          </table:table-cell>
        </table:table-row>
        <table:table-row table:style-name="ro1">
          <table:table-cell office:value-type="string" calcext:value-type="string">
            <text:p>Livros, jornais, gravuras e outros produtos das indústrias gráficas; textos manuscritos ou datilografados, planos e plantas</text:p>
          </table:table-cell>
          <table:table-cell office:value-type="float" office:value="3" calcext:value-type="float">
            <text:p>3,00</text:p>
          </table:table-cell>
          <table:table-cell office:value-type="float" office:value="1.57" calcext:value-type="float">
            <text:p>1,57</text:p>
          </table:table-cell>
          <table:table-cell office:value-type="float" office:value="4.7" calcext:value-type="float">
            <text:p>4,70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,00</text:p>
          </table:table-cell>
          <table:table-cell office:value-type="float" office:value="10.6" calcext:value-type="float">
            <text:p>10,60</text:p>
          </table:table-cell>
        </table:table-row>
        <table:table-row table:style-name="ro1">
          <table:table-cell office:value-type="string" calcext:value-type="string">
            <text:p>Móveis; mobiliário médico-cirúrgico, colchões, almofadas e semelhantes; aparelhos de iluminação não especificados nem compreendidos em outros capítulos; anúncios, cartazes ou tabuletas e placas indicadoras luminosos, e artigos semelhantes; Construções Pré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8.93" calcext:value-type="float">
            <text:p>8,93</text:p>
          </table:table-cell>
          <table:table-cell office:value-type="float" office:value="0" calcext:value-type="float">
            <text:p>0,00</text:p>
          </table:table-cell>
          <table:table-cell office:value-type="float" office:value="8.93" calcext:value-type="float">
            <text:p>8,93</text:p>
          </table:table-cell>
        </table:table-row>
        <table:table-row table:style-name="ro1">
          <table:table-cell office:value-type="string" calcext:value-type="string">
            <text:p>Aeronaves e aparelhos espaciais, e suas partes</text:p>
          </table:table-cell>
          <table:table-cell office:value-type="float" office:value="1.28" calcext:value-type="float">
            <text:p>1,28</text:p>
          </table:table-cell>
          <table:table-cell office:value-type="float" office:value="0.5" calcext:value-type="float">
            <text:p>0,5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 office:value-type="string" calcext:value-type="string">
            <text:p>Óleos essenciais e resinóides; produtos de perfumaria ou de toucador preparados e preparações cosméticas</text:p>
          </table:table-cell>
          <table:table-cell office:value-type="float" office:value="0" calcext:value-type="float">
            <text:p>0,00</text:p>
          </table:table-cell>
          <table:table-cell office:value-type="float" office:value="1.42" calcext:value-type="float">
            <text:p>1,4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.42" calcext:value-type="float">
            <text:p>1,42</text:p>
          </table:table-cell>
        </table:table-row>
        <table:table-row table:style-name="ro1">
          <table:table-cell office:value-type="string" calcext:value-type="string">
            <text:p>Outros artefatos têxteis confeccionados; sortidos; artefatos de matérias têxteis, calçados, chapéus e artefatos de uso semelhante, usados; trapos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.13" calcext:value-type="float">
            <text:p>1,13</text:p>
          </table:table-cell>
          <table:table-cell office:value-type="float" office:value="0" calcext:value-type="float">
            <text:p>0,00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string" calcext:value-type="string">
            <text:p>Produtos químicos orgânicos</text:p>
          </table:table-cell>
          <table:table-cell table:number-columns-repeated="6"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DejaVu Sans" style:font-size-complex="10pt" style:language-complex="ar" style:country-complex="SA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SA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 style:data-style-name="N2" text:time-value="14:52:20.52479593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1-18T20:30:04.492070736</dc:date>
    <dc:creator>Igor Silva de Carvalho</dc:creator>
    <meta:editing-duration>PT2M13S</meta:editing-duration>
    <meta:editing-cycles>2</meta:editing-cycles>
    <meta:document-statistic meta:table-count="2" meta:cell-count="723" meta:object-count="0"/>
  </office:meta>
</office:document-meta>
</file>